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5cm" fo:min-width="4.792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979cm" fo:min-width="2.319cm"/>
      <style:paragraph-properties style:writing-mode="lr-tb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507cm" fo:min-width="0.825cm"/>
      <style:paragraph-properties style:writing-mode="lr-tb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744cm" fo:min-width="1.007cm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337cm" fo:min-width="1.73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309cm" fo:min-width="10.012cm"/>
      <style:paragraph-properties style:writing-mode="lr-tb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896cm" fo:min-width="0.989cm"/>
      <style:paragraph-properties style:writing-mode="lr-tb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0.507cm" fo:min-width="0.82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726cm" fo:min-width="1.788cm"/>
      <style:paragraph-properties style:writing-mode="lr-tb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0.668cm" fo:min-width="1.396cm"/>
      <style:paragraph-properties style:writing-mode="lr-tb"/>
    </style:style>
    <style:style style:name="gr14" style:family="graphic" style:parent-style-name="standard">
      <style:graphic-properties draw:fill-color="#00cccc" draw:textarea-horizontal-align="justify" draw:textarea-vertical-align="middle" draw:auto-grow-height="false" fo:min-height="0.668cm" fo:min-width="2.006cm"/>
      <style:paragraph-properties style:writing-mode="lr-tb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loext:graphic-properties draw:fill-color="#dddddd"/>
      <style:paragraph-properties style:writing-mode="lr-tb"/>
      <style:text-properties fo:font-size="12pt"/>
    </style:style>
    <style:style style:name="P3" style:family="paragraph">
      <style:paragraph-properties style:writing-mode="lr-tb"/>
      <style:text-properties fo:font-size="12pt" style:font-size-asian="11pt" style:font-size-complex="11pt"/>
    </style:style>
    <style:style style:name="P4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5" style:family="paragraph"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00ccff"/>
      <style:paragraph-properties style:writing-mode="lr-tb"/>
      <style:text-properties fo:font-size="12pt" style:font-size-asian="11pt" style:font-size-complex="11pt"/>
    </style:style>
    <style:style style:name="P11" style:family="paragraph">
      <style:paragraph-properties style:writing-mode="lr-tb"/>
      <style:text-properties fo:font-size="8pt" style:font-size-asian="11pt" style:font-size-complex="11pt"/>
    </style:style>
    <style:style style:name="P12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13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Shape 1" draw:style-name="gr1" draw:text-style-name="P1" draw:layer="layout" svg:width="5.842cm" svg:height="5.635cm" svg:x="2.436cm" svg:y="2.159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2" draw:text-style-name="P2" xml:id="id2" draw:id="id2" draw:layer="layout" svg:width="2.819cm" svg:height="3.229cm" svg:x="11.834cm" svg:y="3.241cm">
            <text:p text:style-name="P1"><text:span text:style-name="T1">External</text:span></text:p>
            <text:p text:style-name="P1"><text:span text:style-name="T1">component</text:span></text:p>
            <draw:enhanced-geometry svg:viewBox="0 0 21600 21600" draw:type="rectangle" draw:enhanced-path="M 0 0 L 21600 0 21600 21600 0 21600 0 0 Z N"/>
          </draw:custom-shape>
          <draw:custom-shape draw:name="Shape 11" draw:style-name="gr3" draw:text-style-name="P4" draw:layer="layout" svg:width="1.407cm" svg:height="0.839cm" svg:x="3.315cm" svg:y="2.574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2" draw:style-name="gr3" draw:text-style-name="P4" draw:layer="layout" svg:width="1.407cm" svg:height="0.839cm" svg:x="5.992cm" svg:y="2.524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3" draw:style-name="gr4" draw:text-style-name="P6" xml:id="id1" draw:id="id1" draw:layer="layout" svg:width="1.613cm" svg:height="1.1cm" svg:x="6.056cm" svg:y="4.302cm">
            <text:p text:style-name="P5"><text:span text:style-name="T3">Adapter</text:span></text:p>
            <text:p text:style-name="P5"><text:span text:style-name="T3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3" draw:text-style-name="P4" draw:layer="layout" svg:width="1.407cm" svg:height="0.839cm" svg:x="5.919cm" svg:y="5.939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3" draw:text-style-name="P4" draw:layer="layout" svg:width="1.407cm" svg:height="0.839cm" svg:x="4.014cm" svg:y="6.58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3" draw:text-style-name="P4" draw:layer="layout" svg:width="1.407cm" svg:height="0.839cm" svg:x="4.214cm" svg:y="5.55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3" draw:text-style-name="P4" draw:layer="layout" svg:width="1.407cm" svg:height="0.839cm" svg:x="4.458cm" svg:y="3.476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7" draw:layer="layout" draw:type="line" svg:x1="7.669cm" svg:y1="4.852cm" svg:x2="11.834cm" svg:y2="4.855cm" draw:start-shape="id1" draw:start-glue-point="1" draw:end-shape="id2" draw:end-glue-point="3" svg:d="M7669 4852l4165 3" svg:viewBox="0 0 4166 4">
            <text:p/>
          </draw:connector>
          <draw:line draw:style-name="gr6" draw:text-style-name="P7" draw:layer="layout" svg:x1="14.652cm" svg:y1="3.222cm" svg:x2="14.652cm" svg:y2="6.334cm">
            <text:p/>
          </draw:line>
          <draw:line draw:style-name="gr6" draw:text-style-name="P7" draw:layer="layout" svg:x1="14.685cm" svg:y1="3.257cm" svg:x2="14.685cm" svg:y2="6.496cm">
            <text:p/>
          </draw:line>
        </draw:g>
        <draw:custom-shape draw:style-name="gr7" draw:text-style-name="P9" draw:layer="layout" svg:width="2.413cm" svg:height="3.873cm" svg:x="17.383cm" svg:y="1.508cm">
          <text:p text:style-name="P8"><text:span text:style-name="T4">Extra line needed because conversion to bitmap trims rightmost line.</text:span></text:p>
          <draw:enhanced-geometry svg:viewBox="0 0 21600 21600" draw:text-areas="800 800 20800 20800" draw:type="round-rectangular-callout" draw:modifiers="-23210.6048053024 15968.6112545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name="Shape 3" draw:style-name="gr8" draw:text-style-name="P1" draw:layer="layout" svg:width="11.112cm" svg:height="6.159cm" svg:x="2.651cm" svg:y="10.525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9" draw:text-style-name="P6" xml:id="id4" draw:id="id4" draw:layer="layout" svg:width="1.613cm" svg:height="1.27cm" svg:x="8.302cm" svg:y="12.902cm">
            <text:p text:style-name="P5"><text:span text:style-name="T3">Bridge</text:span></text:p>
            <text:p text:style-name="P5"><text:span text:style-name="T3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3" draw:text-style-name="P4" xml:id="id7" draw:id="id7" draw:layer="layout" svg:width="1.407cm" svg:height="0.839cm" svg:x="5.244cm" svg:y="11.223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3" draw:text-style-name="P4" xml:id="id3" draw:id="id3" draw:layer="layout" svg:width="1.407cm" svg:height="0.839cm" svg:x="5.18cm" svg:y="12.4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8" draw:style-name="gr3" draw:text-style-name="P4" xml:id="id5" draw:id="id5" draw:layer="layout" svg:width="1.407cm" svg:height="0.839cm" svg:x="5.244cm" svg:y="13.7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9" draw:style-name="gr3" draw:text-style-name="P4" xml:id="id6" draw:id="id6" draw:layer="layout" svg:width="1.407cm" svg:height="0.839cm" svg:x="5.207cm" svg:y="15.147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0" draw:style-name="gr10" draw:text-style-name="P10" xml:id="id9" draw:id="id9" draw:layer="layout" svg:width="1.407cm" svg:height="0.839cm" svg:x="11.541cm" svg:y="13.12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10" draw:text-style-name="P10" xml:id="id8" draw:id="id8" draw:layer="layout" svg:width="1.407cm" svg:height="0.839cm" svg:x="11.541cm" svg:y="11.795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9" draw:style-name="gr10" draw:text-style-name="P10" xml:id="id10" draw:id="id10" draw:layer="layout" svg:width="1.407cm" svg:height="0.839cm" svg:x="11.551cm" svg:y="14.462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7" draw:layer="layout" draw:type="line" svg:x1="6.587cm" svg:y1="12.899cm" svg:x2="8.302cm" svg:y2="13.537cm" draw:start-shape="id3" draw:start-glue-point="1" draw:end-shape="id4" draw:end-glue-point="3" svg:d="M6587 12899l1715 638" svg:viewBox="0 0 1716 639">
            <text:p/>
          </draw:connector>
          <draw:connector draw:style-name="gr11" draw:text-style-name="P7" draw:layer="layout" draw:type="line" svg:x1="6.651cm" svg:y1="14.119cm" svg:x2="8.302cm" svg:y2="13.537cm" draw:start-shape="id5" draw:start-glue-point="1" draw:end-shape="id4" draw:end-glue-point="3" svg:d="M6651 14119l1651-582" svg:viewBox="0 0 1652 583">
            <text:p/>
          </draw:connector>
          <draw:connector draw:style-name="gr11" draw:text-style-name="P7" draw:layer="layout" draw:type="line" svg:x1="6.614cm" svg:y1="15.566cm" svg:x2="8.302cm" svg:y2="13.537cm" draw:start-shape="id6" draw:start-glue-point="1" draw:end-shape="id4" draw:end-glue-point="3" svg:d="M6614 15566l1688-2029" svg:viewBox="0 0 1689 2030">
            <text:p/>
          </draw:connector>
          <draw:connector draw:style-name="gr11" draw:text-style-name="P7" draw:layer="layout" draw:type="line" svg:x1="6.651cm" svg:y1="11.642cm" svg:x2="8.302cm" svg:y2="13.537cm" draw:start-shape="id7" draw:start-glue-point="1" draw:end-shape="id4" draw:end-glue-point="3" svg:d="M6651 11642l1651 1895" svg:viewBox="0 0 1652 1896">
            <text:p/>
          </draw:connector>
          <draw:connector draw:style-name="gr11" draw:text-style-name="P7" draw:layer="layout" draw:type="line" svg:x1="9.915cm" svg:y1="13.537cm" svg:x2="11.541cm" svg:y2="12.214cm" draw:start-shape="id4" draw:start-glue-point="1" draw:end-shape="id8" draw:end-glue-point="3" svg:d="M9915 13537l1626-1323" svg:viewBox="0 0 1627 1324">
            <text:p/>
          </draw:connector>
          <draw:connector draw:style-name="gr11" draw:text-style-name="P7" draw:layer="layout" draw:type="line" svg:x1="9.915cm" svg:y1="13.537cm" svg:x2="11.541cm" svg:y2="13.547cm" draw:start-shape="id4" draw:start-glue-point="1" draw:end-shape="id9" draw:end-glue-point="3" svg:d="M9915 13537l1626 10" svg:viewBox="0 0 1627 11">
            <text:p/>
          </draw:connector>
          <draw:connector draw:style-name="gr11" draw:text-style-name="P7" draw:layer="layout" draw:type="line" svg:x1="9.915cm" svg:y1="13.537cm" svg:x2="11.551cm" svg:y2="14.881cm" draw:start-shape="id4" draw:start-glue-point="1" draw:end-shape="id10" draw:end-glue-point="3" svg:d="M9915 13537l1636 1344" svg:viewBox="0 0 1637 1345">
            <text:p/>
          </draw:connector>
          <draw:line draw:style-name="gr6" draw:text-style-name="P7" draw:layer="layout" svg:x1="13.779cm" svg:y1="11.414cm" svg:x2="13.779cm" svg:y2="15.859cm">
            <text:p/>
          </draw:line>
        </draw:g>
        <draw:custom-shape draw:style-name="gr7" draw:text-style-name="P9" draw:layer="layout" svg:width="2.413cm" svg:height="3.873cm" svg:x="16.494cm" svg:y="10.715cm">
          <text:p text:style-name="P8"><text:span text:style-name="T4">Extra line needed because conversion to bitmap trims rightmost line.</text:span></text:p>
          <draw:enhanced-geometry svg:viewBox="0 0 21600 21600" draw:text-areas="800 800 20800 20800" draw:type="round-rectangular-callout" draw:modifiers="-23210.6048053024 15968.6112545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hape 22" draw:style-name="gr12" draw:text-style-name="P12" draw:layer="layout" svg:width="2.392cm" svg:height="1.08cm" svg:x="18.039cm" svg:y="16.938cm">
          <text:p text:style-name="P11"><text:span text:style-name="T5">Composite derived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name="Shape 4" draw:style-name="gr8" draw:text-style-name="P1" draw:layer="layout" svg:width="11.112cm" svg:height="6.159cm" svg:x="2.588cm" svg:y="18.272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3" draw:text-style-name="P6" xml:id="id12" draw:id="id12" draw:layer="layout" svg:width="1.994cm" svg:height="1.016cm" svg:x="10.055cm" svg:y="18.335cm">
            <text:p text:style-name="P5"><text:span text:style-name="T3">Composite base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3" draw:text-style-name="P4" xml:id="id11" draw:id="id11" draw:layer="layout" svg:width="1.407cm" svg:height="0.839cm" svg:x="3.212cm" svg:y="18.766cm">
            <text:p text:style-name="P3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4" draw:style-name="gr12" draw:text-style-name="P12" xml:id="id14" draw:id="id14" draw:layer="layout" svg:width="2.392cm" svg:height="1.08cm" svg:x="11.117cm" svg:y="20.621cm">
            <text:p text:style-name="P11"><text:span text:style-name="T5">Componen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5" draw:style-name="gr12" draw:text-style-name="P12" xml:id="id13" draw:id="id13" draw:layer="layout" svg:width="2.392cm" svg:height="1.08cm" svg:x="7.032cm" svg:y="20.558cm">
            <text:p text:style-name="P11"><text:span text:style-name="T5">Componen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7" draw:layer="layout" draw:type="line" svg:x1="4.619cm" svg:y1="19.185cm" svg:x2="10.055cm" svg:y2="18.843cm" draw:start-shape="id11" draw:start-glue-point="1" draw:end-shape="id12" draw:end-glue-point="3" svg:d="M4619 19185l5436-342" svg:viewBox="0 0 5437 343">
            <text:p/>
          </draw:connector>
          <draw:connector draw:style-name="gr11" draw:text-style-name="P7" draw:layer="layout" draw:type="line" svg:x1="11.052cm" svg:y1="19.351cm" svg:x2="8.228cm" svg:y2="20.558cm" draw:start-shape="id12" draw:start-glue-point="2" draw:end-shape="id13" draw:end-glue-point="0" svg:d="M11052 19351l-2824 1207" svg:viewBox="0 0 2825 1208">
            <text:p/>
          </draw:connector>
          <draw:connector draw:style-name="gr11" draw:text-style-name="P7" draw:layer="layout" draw:type="line" svg:x1="11.052cm" svg:y1="19.351cm" svg:x2="12.313cm" svg:y2="20.621cm" draw:start-shape="id12" draw:start-glue-point="2" draw:end-shape="id14" draw:end-glue-point="0" svg:d="M11052 19351l1261 1270" svg:viewBox="0 0 1262 1271">
            <text:p/>
          </draw:connector>
          <draw:custom-shape draw:name="Shape 23" draw:style-name="gr14" draw:text-style-name="P13" xml:id="id15" draw:id="id15" draw:layer="layout" svg:width="2.604cm" svg:height="1.016cm" svg:x="8.937cm" svg:y="21.891cm">
            <text:p text:style-name="P5"><text:span text:style-name="T3">Component collection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6" draw:style-name="gr12" draw:text-style-name="P12" xml:id="id17" draw:id="id17" draw:layer="layout" svg:width="2.392cm" svg:height="1.08cm" svg:x="10.525cm" svg:y="23.288cm">
            <text:p text:style-name="P11"><text:span text:style-name="T5">Componen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7" draw:style-name="gr12" draw:text-style-name="P12" xml:id="id16" draw:id="id16" draw:layer="layout" svg:width="2.392cm" svg:height="1.08cm" svg:x="7.032cm" svg:y="23.288cm">
            <text:p text:style-name="P11"><text:span text:style-name="T5">Componen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7" draw:layer="layout" draw:type="line" svg:x1="10.239cm" svg:y1="22.907cm" svg:x2="8.228cm" svg:y2="23.288cm" draw:start-shape="id15" draw:start-glue-point="2" draw:end-shape="id16" draw:end-glue-point="0" svg:d="M10239 22907l-2011 381" svg:viewBox="0 0 2012 382">
            <text:p/>
          </draw:connector>
          <draw:connector draw:style-name="gr11" draw:text-style-name="P7" draw:layer="layout" draw:type="line" svg:x1="10.239cm" svg:y1="22.907cm" svg:x2="11.721cm" svg:y2="23.288cm" draw:start-shape="id15" draw:start-glue-point="2" draw:end-shape="id17" draw:end-glue-point="0" svg:d="M10239 22907l1482 381" svg:viewBox="0 0 1483 382">
            <text:p/>
          </draw:connector>
          <draw:connector draw:style-name="gr11" draw:text-style-name="P7" draw:layer="layout" draw:type="line" svg:x1="11.052cm" svg:y1="19.351cm" svg:x2="10.239cm" svg:y2="21.891cm" draw:start-shape="id12" draw:start-glue-point="2" draw:end-shape="id15" draw:end-glue-point="0" svg:d="M11052 19351l-813 2540" svg:viewBox="0 0 814 2541">
            <text:p/>
          </draw:connector>
          <draw:line draw:style-name="gr6" draw:text-style-name="P7" draw:layer="layout" svg:x1="13.72cm" svg:y1="19.034cm" svg:x2="13.72cm" svg:y2="23.60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1T16:24:07.037000000</meta:creation-date>
    <dc:date>2023-02-24T22:37:00.881000000</dc:date>
    <dc:creator>Stephen P Lepisto</dc:creator>
    <meta:editing-duration>PT5H45M5S</meta:editing-duration>
    <meta:editing-cycles>16</meta:editing-cycles>
    <meta:generator>LibreOffice/7.4.4.2$Windows_X86_64 LibreOffice_project/85569322deea74ec9134968a29af2df5663baa21</meta:generator>
    <meta:document-statistic meta:object-count="50"/>
  </office:meta>
</office:document-meta>
</file>